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59cm" svg:stroke-color="#81d41a" draw:marker-start-width="0.439cm" draw:marker-end-width="0.439cm" svg:stroke-opacity="70%" draw:fill="solid" draw:textarea-vertical-align="middle" fo:padding-top="0.205cm" fo:padding-bottom="0.205cm" fo:padding-left="0.33cm" fo:padding-right="0.33cm"/>
    </style:style>
    <style:style style:name="P1" style:family="paragraph">
      <loext:graphic-properties draw:fill="solid"/>
      <style:paragraph-properties fo:text-align="center"/>
    </style:style>
  </office:automatic-styles>
  <office:body>
    <office:drawing>
      <draw:page draw:name="page1" draw:style-name="dp1" draw:master-page-name="Standard">
        <draw:path draw:style-name="gr1" draw:text-style-name="P1" draw:layer="layout" svg:width="3.025cm" svg:height="4.538cm" svg:x="0.553cm" svg:y="0.34cm" svg:viewBox="0 0 3026 4539" svg:d="M0 0c284 235 661 398 968 615 267 194 580 366 829 583 122 108 162 262 220 398 81 199 116 411 209 615 58 131 64 280 81 420 17 154 93 316 110 475 12 149 58 293 151 420 104 136 174 289 226 443 52 145 139 280 191 430l41 108v32">
          <text:p/>
        </draw:path>
        <draw:path draw:style-name="gr1" draw:text-style-name="P1" draw:layer="layout" svg:width="5.69cm" svg:height="2.512cm" draw:transform="skewX (0.0308923277602997) rotate (1.12224670903235) translate (0.178999999999999cm 4.14666269498916cm)" svg:viewBox="0 0 5691 2513" svg:d="M0 0c301 66 597 149 875 263 337 136 700 163 1037 312 336 153 709 237 1041 403 431 220 907 373 1315 645 193 132 391 268 602 382 170 92 350 201 511 324l180 97 108 74 22 13">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79cm" fo:margin-bottom="0.179cm" fo:margin-left="0.179cm" fo:margin-right="0.179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11T10:40:41.745000000</dc:date>
    <meta:editing-duration>PT7M16S</meta:editing-duration>
    <meta:editing-cycles>3</meta:editing-cycles>
    <meta:generator>LibreOffice/6.3.2.2$Windows_X86_64 LibreOffice_project/98b30e735bda24bc04ab42594c85f7fd8be07b9c</meta:generator>
    <meta:document-statistic meta:object-count="2"/>
  </office:meta>
</office:document-meta>
</file>